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8:34.170000000</meta:creation-date>
    <dc:date>2017-08-08T14:49:23.673000000</dc:date>
    <meta:editing-duration>PT50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Collabora_OfficeDev/5.3.10.21$Windows_x86 LibreOffice_project/a294cee6f00a292c06086ce9a549c8f75dda194f</meta:generator>
  </office:meta>
</office:document-meta>
</file>